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office:value-type="string" calcext:value-type="string">
            <text:p>result, x, begin, end</text:p>
          </table:table-cell>
          <table:table-cell table:style-name="ce15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office:value-type="string" calcext:value-type="string">
            <text:p>array, x, delimiter</text:p>
          </table:table-cell>
          <table:table-cell table:style-name="ce15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office:value-type="string" calcext:value-type="string">
            <text:p>result, x, index</text:p>
          </table:table-cell>
          <table:table-cell table:style-name="ce15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IND</text:p>
          </table:table-cell>
          <table:table-cell table:style-name="ce15" office:value-type="string" calcext:value-type="string">
            <text:p>result, x, y, begin</text:p>
          </table:table-cell>
          <table:table-cell table:style-name="ce15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office:value-type="string" calcext:value-type="string">
            <text:p>result, x, y, z</text:p>
          </table:table-cell>
          <table:table-cell table:style-name="ce15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office:value-type="string" calcext:value-type="string">
            <text:p>result, x, count</text:p>
          </table:table-cell>
          <table:table-cell table:style-name="ce15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PFX</text:p>
          </table:table-cell>
          <table:table-cell table:style-name="ce15" office:value-type="string" calcext:value-type="string">
            <text:p>result, x, prefix</text:p>
          </table:table-cell>
          <table:table-cell table:style-name="ce15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FX</text:p>
          </table:table-cell>
          <table:table-cell table:style-name="ce15" office:value-type="string" calcext:value-type="string">
            <text:p>result, x, suffix</text:p>
          </table:table-cell>
          <table:table-cell table:style-name="ce15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office:value-type="string" calcext:value-type="string">
            <text:p>result, format, x</text:p>
          </table:table-cell>
          <table:table-cell table:style-name="ce15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4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0T15:44:08.675000000</dc:date>
    <meta:editing-duration>P3DT10H35M56S</meta:editing-duration>
    <meta:editing-cycles>130</meta:editing-cycles>
    <meta:generator>LibreOffice/7.5.2.2$Windows_X86_64 LibreOffice_project/53bb9681a964705cf672590721dbc85eb4d0c3a2</meta:generator>
    <meta:document-statistic meta:table-count="2" meta:cell-count="628" meta:object-count="0"/>
  </office:meta>
</office:document-meta>
</file>